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draw:marker-start-width="0.321cm" draw:marker-end-width="0.321cm" draw:fill="none" draw:opacity="100%" draw:opacity-name="Transparency_20_4" draw:textarea-horizontal-align="justify" draw:textarea-vertical-align="middle" draw:auto-grow-height="false" fo:min-height="1.274cm" fo:min-width="3.71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draw:marker-start-width="0.321cm" draw:marker-end-width="0.321cm" draw:fill="none" draw:opacity="100%" draw:opacity-name="Transparency_20_4" draw:textarea-horizontal-align="justify" draw:textarea-vertical-align="middle" draw:auto-grow-height="false" fo:min-height="1.274cm" fo:min-width="7.374cm" fo:padding-top="0.165cm" fo:padding-bottom="0.165cm" fo:padding-left="0.29cm" fo:padding-right="0.29cm"/>
    </style:style>
    <style:style style:name="gr3" style:family="graphic" style:parent-style-name="standard">
      <style:graphic-properties draw:stroke="dash" draw:stroke-dash="Fine_20_Dashed" svg:stroke-width="0.081cm" draw:marker-start-width="0.321cm" draw:marker-end-width="0.321cm" draw:fill="none" draw:opacity="100%" draw:opacity-name="Transparency_20_4" draw:textarea-horizontal-align="justify" draw:textarea-vertical-align="middle" draw:auto-grow-height="false" fo:min-height="1.274cm" fo:min-width="5.342cm" fo:padding-top="0.165cm" fo:padding-bottom="0.165cm" fo:padding-left="0.29cm" fo:padding-right="0.29cm"/>
    </style:style>
    <style:style style:name="gr4" style:family="graphic" style:parent-style-name="standard">
      <style:graphic-properties draw:stroke="solid" draw:fill="none" draw:opacity="100%" draw:opacity-name="" draw:textarea-horizontal-align="justify" draw:textarea-vertical-align="middle" draw:auto-grow-height="false" fo:min-height="1.188cm" fo:min-width="3.99cm"/>
    </style:style>
    <style:style style:name="gr5" style:family="graphic" style:parent-style-name="standard">
      <style:graphic-properties draw:stroke="dash" draw:stroke-dash="Fine_20_Dashed" svg:stroke-width="0.081cm" draw:marker-start-width="0.321cm" draw:marker-end-width="0.321cm" draw:fill="none" draw:opacity="100%" draw:opacity-name="Transparency_20_4" draw:textarea-horizontal-align="justify" draw:textarea-vertical-align="middle" draw:auto-grow-height="false" fo:min-height="1.242cm" fo:min-width="5.34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draw:marker-start-width="0.321cm" draw:marker-end-width="0.321cm" draw:fill="none" draw:opacity="100%" draw:opacity-name="Transparency_20_4" draw:textarea-horizontal-align="justify" draw:textarea-vertical-align="middle" draw:auto-grow-height="false" fo:min-height="1.274cm" fo:min-width="3.056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draw:marker-start-width="0.321cm" draw:marker-end-width="0.321cm" draw:fill="none" draw:opacity="100%" draw:opacity-name="Transparency_20_4" draw:textarea-horizontal-align="justify" draw:textarea-vertical-align="middle" draw:auto-grow-height="false" fo:min-height="1.274cm" fo:min-width="3.062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1.204cm"/>
    </style:style>
    <style:style style:name="gr9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gr10" style:family="graphic" style:parent-style-name="objectwithoutfill">
      <style:graphic-properties svg:stroke-width="0.053cm" svg:stroke-color="#6699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 draw:opacity-name="Transparency_20_4"/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loext:graphic-properties draw:fill="none" draw:opacity="100%" draw:opacity-name="Transparency_20_4"/>
      <style:paragraph-properties fo:text-align="center"/>
      <style:text-properties fo:font-size="18pt" fo:font-style="italic" style:font-style-asian="italic" style:font-style-complex="italic"/>
    </style:style>
    <style:style style:name="P5" style:family="paragraph">
      <loext:graphic-properties draw:fill="none" draw:opacity="100%"/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4.212cm" svg:height="1.524cm" svg:x="0.614cm" svg:y="0.762cm">
          <text:p text:style-name="P1"><text:span text:style-name="T1">confi</text:span><text:span text:style-name="T1">g.xm</text:span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74cm" svg:height="1.524cm" svg:x="15.042cm" svg:y="0.762cm">
          <text:p text:style-name="P1"><text:span text:style-name="T1">/</text:span><text:span text:style-name="T1">et</text:span><text:span text:style-name="T1">c/</text:span><text:span text:style-name="T1">af</text:span><text:span text:style-name="T1">m/</text:span><text:span text:style-name="T1">af</text:span><text:span text:style-name="T1">m</text:span><text:span text:style-name="T1">-</text:span><text:span text:style-name="T1">un</text:span><text:span text:style-name="T1">it.</text:span><text:span text:style-name="T1">co</text:span><text:span text:style-name="T1">nf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1.524cm" svg:x="5.588cm" svg:y="6.604cm">
          <text:p text:style-name="P3"><text:span text:style-name="T2">j</text:span><text:span text:style-name="T2">s</text:span><text:span text:style-name="T2">o</text:span><text:span text:style-name="T2">n</text:span><text:span text:style-name="T2"> </text:span><text:span text:style-name="T2">d</text:span><text:span text:style-name="T2">e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text:span text:style-name="T2">i</text:span><text:span text:style-name="T2">o</text:span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2.032cm" svg:x="8.128cm" svg:y="9.398cm">
          <text:p text:style-name="P1"><text:span text:style-name="T1">M</text:span><text:span text:style-name="T1">us</text:span><text:span text:style-name="T1">ta</text:span><text:span text:style-name="T1">ch</text:span><text:span text:style-name="T1">e </text:span><text:span text:style-name="T1">en</text:span><text:span text:style-name="T1">gi</text:span><text:span text:style-name="T1">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5.842cm" svg:height="1.492cm" svg:x="11.176cm" svg:y="12.478cm">
          <text:p text:style-name="P3"><text:span text:style-name="T2">u</text:span><text:span text:style-name="T2">n</text:span><text:span text:style-name="T2">it</text:span><text:span text:style-name="T2">s </text:span><text:span text:style-name="T2">d</text:span><text:span text:style-name="T2">e</text:span><text:span text:style-name="T2">s</text:span><text:span text:style-name="T2">c</text:span><text:span text:style-name="T2">ri</text:span><text:span text:style-name="T2">p</text:span><text:span text:style-name="T2">ti</text:span><text:span text:style-name="T2">o</text:span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56cm" svg:height="1.524cm" svg:x="22.86cm" svg:y="13.208cm">
          <text:p text:style-name="P1"><text:span text:style-name="T1">*.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562cm" svg:height="1.524cm" svg:x="22.854cm" svg:y="15.494cm">
          <text:p text:style-name="P1"><text:span text:style-name="T1">*.socket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098cm" svg:height="1.427cm" svg:x="4.318cm" svg:y="11.273cm">
          <draw:text-box>
            <text:p text:style-name="P6"><text:span text:style-name="T3">virtual</text:span></text:p>
            <text:p text:style-name="P6"><text:span text:style-name="T3">data</text:span></text:p>
          </draw:text-box>
        </draw:frame>
        <draw:line draw:style-name="gr9" draw:text-style-name="P8" draw:layer="layout" svg:x1="5.588cm" svg:y1="11.176cm" svg:x2="6.166cm" svg:y2="8.382cm">
          <text:p/>
        </draw:line>
        <draw:line draw:style-name="gr9" draw:text-style-name="P8" draw:layer="layout" svg:x1="6.096cm" svg:y1="12.429cm" svg:x2="10.922cm" svg:y2="12.683cm">
          <text:p/>
        </draw:line>
        <draw:custom-shape draw:style-name="gr4" draw:text-style-name="P5" draw:layer="layout" svg:width="6.35cm" svg:height="2.032cm" svg:x="13.716cm" svg:y="15.24cm">
          <text:p text:style-name="P1"><text:span text:style-name="T1">Unit insta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6.35cm" svg:height="2.032cm" svg:x="2.54cm" svg:y="3.556cm">
          <text:p text:style-name="P1"><text:span text:style-name="T1">Config eng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562cm" svg:height="1.524cm" svg:x="22.854cm" svg:y="17.78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3.302cm" svg:y1="2.286cm" svg:x2="4.572cm" svg:y2="3.556cm">
          <text:p/>
        </draw:line>
        <draw:line draw:style-name="gr10" draw:text-style-name="P8" draw:layer="layout" svg:x1="6.604cm" svg:y1="5.588cm" svg:x2="7.62cm" svg:y2="6.604cm">
          <text:p/>
        </draw:line>
        <draw:line draw:style-name="gr10" draw:text-style-name="P8" draw:layer="layout" svg:x1="9.144cm" svg:y1="8.128cm" svg:x2="10.414cm" svg:y2="9.398cm">
          <text:p/>
        </draw:line>
        <draw:line draw:style-name="gr10" draw:text-style-name="P8" draw:layer="layout" svg:x1="12.446cm" svg:y1="11.43cm" svg:x2="13.462cm" svg:y2="12.478cm">
          <text:p/>
        </draw:line>
        <draw:line draw:style-name="gr10" draw:text-style-name="P8" draw:layer="layout" svg:x1="14.986cm" svg:y1="13.97cm" svg:x2="16.256cm" svg:y2="15.24cm">
          <text:p/>
        </draw:line>
        <draw:line draw:style-name="gr10" draw:text-style-name="P8" draw:layer="layout" svg:x1="20.066cm" svg:y1="16.256cm" svg:x2="22.854cm" svg:y2="16.256cm">
          <text:p/>
        </draw:line>
        <draw:line draw:style-name="gr10" draw:text-style-name="P8" draw:layer="layout" svg:x1="21.082cm" svg:y1="16.256cm" svg:x2="22.86cm" svg:y2="14.732cm">
          <text:p/>
        </draw:line>
        <draw:line draw:style-name="gr10" draw:text-style-name="P8" draw:layer="layout" svg:x1="21.082cm" svg:y1="16.256cm" svg:x2="22.854cm" svg:y2="17.78cm">
          <text:p/>
        </draw:line>
        <draw:line draw:style-name="gr10" draw:text-style-name="P8" draw:layer="layout" svg:x1="17.78cm" svg:y1="2.286cm" svg:x2="13.462cm" svg:y2="9.652cm">
          <text:p/>
        </draw:line>
        <draw:frame draw:style-name="gr8" draw:text-style-name="P7" draw:layer="layout" svg:width="3.884cm" svg:height="1.427cm" svg:x="8.128cm" svg:y="0.859cm">
          <draw:text-box>
            <text:p text:style-name="P6"><text:span text:style-name="T3">configuration</text:span></text:p>
            <text:p text:style-name="P6"><text:span text:style-name="T3">file</text:span></text:p>
          </draw:text-box>
        </draw:frame>
        <draw:frame draw:style-name="gr8" draw:text-style-name="P7" draw:layer="layout" svg:width="2.657cm" svg:height="1.427cm" svg:x="23.251cm" svg:y="11.273cm">
          <draw:text-box>
            <text:p text:style-name="P6"><text:span text:style-name="T3">systemd</text:span></text:p>
            <text:p text:style-name="P6"><text:span text:style-name="T3">units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opacity draw:name="Transparency_20_34" draw:display-name="Transparency 34" draw:style="ellipsoid" draw:cx="50%" draw:cy="50%" draw:start="0%" draw:end="40%" draw:angle="0" draw:border="0%"/>
    <draw:opacity draw:name="Transparency_20_35" draw:display-name="Transparency 35" draw:style="ellipsoid" draw:cx="50%" draw:cy="50%" draw:start="0%" draw:end="45%" draw:angle="0" draw:border="0%"/>
    <draw:opacity draw:name="Transparency_20_36" draw:display-name="Transparency 36" draw:style="ellipsoid" draw:cx="50%" draw:cy="50%" draw:start="0%" draw:end="50%" draw:angle="0" draw:border="0%"/>
    <draw:opacity draw:name="Transparency_20_37" draw:display-name="Transparency 37" draw:style="ellipsoid" draw:cx="50%" draw:cy="50%" draw:start="0%" draw:end="55%" draw:angle="0" draw:border="0%"/>
    <draw:opacity draw:name="Transparency_20_38" draw:display-name="Transparency 38" draw:style="ellipsoid" draw:cx="50%" draw:cy="50%" draw:start="0%" draw:end="60%" draw:angle="0" draw:border="0%"/>
    <draw:opacity draw:name="Transparency_20_39" draw:display-name="Transparency 39" draw:style="ellipsoid" draw:cx="50%" draw:cy="50%" draw:start="0%" draw:end="65%" draw:angle="0" draw:border="0%"/>
    <draw:opacity draw:name="Transparency_20_4" draw:display-name="Transparency 4" draw:style="ellipsoid" draw:cx="50%" draw:cy="50%" draw:start="100%" draw:end="0%" draw:angle="0" draw:border="0%"/>
    <draw:opacity draw:name="Transparency_20_40" draw:display-name="Transparency 40" draw:style="ellipsoid" draw:cx="50%" draw:cy="50%" draw:start="0%" draw:end="70%" draw:angle="0" draw:border="0%"/>
    <draw:opacity draw:name="Transparency_20_41" draw:display-name="Transparency 41" draw:style="ellipsoid" draw:cx="50%" draw:cy="50%" draw:start="0%" draw:end="75%" draw:angle="0" draw:border="0%"/>
    <draw:opacity draw:name="Transparency_20_42" draw:display-name="Transparency 42" draw:style="ellipsoid" draw:cx="50%" draw:cy="50%" draw:start="0%" draw:end="80%" draw:angle="0" draw:border="0%"/>
    <draw:opacity draw:name="Transparency_20_43" draw:display-name="Transparency 43" draw:style="ellipsoid" draw:cx="50%" draw:cy="50%" draw:start="0%" draw:end="85%" draw:angle="0" draw:border="0%"/>
    <draw:opacity draw:name="Transparency_20_44" draw:display-name="Transparency 44" draw:style="ellipsoid" draw:cx="50%" draw:cy="50%" draw:start="0%" draw:end="90%" draw:angle="0" draw:border="0%"/>
    <draw:opacity draw:name="Transparency_20_45" draw:display-name="Transparency 45" draw:style="ellipsoid" draw:cx="50%" draw:cy="50%" draw:start="0%" draw:end="95%" draw:angle="0" draw:border="0%"/>
    <draw:opacity draw:name="Transparency_20_46" draw:display-name="Transparency 46" draw:style="ellipsoid" draw:cx="50%" draw:cy="50%" draw:start="0%" draw:end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b </meta:initial-creator>
    <meta:creation-date>2017-03-20T14:07:13.863161669</meta:creation-date>
    <dc:date>2017-03-20T14:36:49.698280843</dc:date>
    <dc:creator>jb </dc:creator>
    <meta:editing-duration>PT1M26S</meta:editing-duration>
    <meta:editing-cycles>1</meta:editing-cycles>
    <meta:document-statistic meta:object-count="47"/>
    <meta:generator>LibreOffice/5.2.5.1$Linux_X86_64 LibreOffice_project/20$Build-1</meta:generator>
  </office:meta>
</office:document-meta>
</file>